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f052" officeooo:paragraph-rsid="001cf052"/>
    </style:style>
    <style:style style:name="P2" style:family="paragraph" style:parent-style-name="Standard">
      <style:text-properties officeooo:rsid="001cf052" officeooo:paragraph-rsid="0021eb06"/>
    </style:style>
    <style:style style:name="P3" style:family="paragraph" style:parent-style-name="Standard">
      <style:text-properties officeooo:rsid="001cf052" officeooo:paragraph-rsid="002757eb"/>
    </style:style>
    <style:style style:name="P4" style:family="paragraph" style:parent-style-name="Standard">
      <style:text-properties officeooo:rsid="001cf052" officeooo:paragraph-rsid="004f2a1c"/>
    </style:style>
    <style:style style:name="P5" style:family="paragraph" style:parent-style-name="Standard">
      <style:text-properties fo:font-weight="bold" officeooo:rsid="001cf052" officeooo:paragraph-rsid="001cf05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cf052" officeooo:paragraph-rsid="001cf052" style:font-weight-asian="bold" style:font-weight-complex="bold"/>
    </style:style>
    <style:style style:name="P7" style:family="paragraph" style:parent-style-name="Standard">
      <style:text-properties fo:font-weight="bold" officeooo:rsid="001cf052" officeooo:paragraph-rsid="00241009" style:font-weight-asian="bold" style:font-weight-complex="bold"/>
    </style:style>
    <style:style style:name="P8" style:family="paragraph" style:parent-style-name="Standard">
      <style:text-properties fo:font-weight="bold" officeooo:rsid="001d71ec" officeooo:paragraph-rsid="001d71ec" style:font-weight-asian="bold" style:font-weight-complex="bold"/>
    </style:style>
    <style:style style:name="P9" style:family="paragraph" style:parent-style-name="Standard">
      <style:text-properties fo:font-weight="bold" officeooo:rsid="002757eb" officeooo:paragraph-rsid="002757eb" style:font-weight-asian="bold" style:font-weight-complex="bold"/>
    </style:style>
    <style:style style:name="P10" style:family="paragraph" style:parent-style-name="Standard">
      <style:text-properties fo:font-weight="bold" officeooo:rsid="004f2a1c" officeooo:paragraph-rsid="004f2a1c" style:font-weight-asian="bold" style:font-weight-complex="bold"/>
    </style:style>
    <style:style style:name="P11" style:family="paragraph" style:parent-style-name="Standard">
      <style:text-properties officeooo:rsid="001d71ec" officeooo:paragraph-rsid="001d71ec"/>
    </style:style>
    <style:style style:name="P12" style:family="paragraph" style:parent-style-name="Standard">
      <style:text-properties officeooo:rsid="001ee21d" officeooo:paragraph-rsid="001ee21d"/>
    </style:style>
    <style:style style:name="P13" style:family="paragraph" style:parent-style-name="Standard">
      <style:text-properties officeooo:rsid="00262a90"/>
    </style:style>
    <style:style style:name="P14" style:family="paragraph" style:parent-style-name="Standard">
      <style:text-properties officeooo:rsid="002757eb" officeooo:paragraph-rsid="002757eb"/>
    </style:style>
    <style:style style:name="P15" style:family="paragraph" style:parent-style-name="Standard">
      <style:text-properties style:text-position="super 58%"/>
    </style:style>
    <style:style style:name="P16" style:family="paragraph" style:parent-style-name="Standard">
      <style:text-properties officeooo:rsid="00420cee" officeooo:paragraph-rsid="00420cee"/>
    </style:style>
    <style:style style:name="P17" style:family="paragraph" style:parent-style-name="Standard">
      <style:text-properties officeooo:rsid="004ac596" officeooo:paragraph-rsid="004ac596"/>
    </style:style>
    <style:style style:name="P18" style:family="paragraph" style:parent-style-name="Standard">
      <style:text-properties officeooo:rsid="004bf857" officeooo:paragraph-rsid="004bf857"/>
    </style:style>
    <style:style style:name="P19" style:family="paragraph" style:parent-style-name="Standard">
      <style:text-properties officeooo:rsid="004d32e8" officeooo:paragraph-rsid="004d32e8"/>
    </style:style>
    <style:style style:name="P20" style:family="paragraph" style:parent-style-name="Standard">
      <style:text-properties officeooo:rsid="004f2a1c" officeooo:paragraph-rsid="004f2a1c"/>
    </style:style>
    <style:style style:name="P21" style:family="paragraph" style:parent-style-name="Standard">
      <style:text-properties officeooo:paragraph-rsid="004f2a1c"/>
    </style:style>
    <style:style style:name="P22" style:family="paragraph" style:parent-style-name="Standard">
      <style:text-properties fo:font-weight="normal" officeooo:rsid="004f2a1c" officeooo:paragraph-rsid="004f2a1c" style:font-weight-asian="normal" style:font-weight-complex="normal"/>
    </style:style>
    <style:style style:name="P23" style:family="paragraph" style:parent-style-name="Standard">
      <style:text-properties officeooo:rsid="00420cee" officeooo:paragraph-rsid="00420cee"/>
    </style:style>
    <style:style style:name="P24" style:family="paragraph" style:parent-style-name="Standard">
      <style:text-properties officeooo:rsid="001cf052" officeooo:paragraph-rsid="001cf052"/>
    </style:style>
    <style:style style:name="P25" style:family="paragraph">
      <style:paragraph-properties fo:text-align="center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style:text-properties fo:font-size="10pt" style:font-size-asian="10pt" style:font-size-complex="10pt"/>
    </style:style>
    <style:style style:name="P28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officeooo:rsid="001ee21d"/>
    </style:style>
    <style:style style:name="T2" style:family="text">
      <style:text-properties officeooo:rsid="0021eb06"/>
    </style:style>
    <style:style style:name="T3" style:family="text">
      <style:text-properties officeooo:rsid="0026afae"/>
    </style:style>
    <style:style style:name="T4" style:family="text">
      <style:text-properties officeooo:rsid="002757eb"/>
    </style:style>
    <style:style style:name="T5" style:family="text">
      <style:text-properties officeooo:rsid="003c77e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bf857" style:font-weight-asian="bold" style:font-weight-complex="bold"/>
    </style:style>
    <style:style style:name="T8" style:family="text">
      <style:text-properties fo:font-weight="bold" officeooo:rsid="0023a546" style:font-weight-asian="bold" style:font-weight-complex="bold"/>
    </style:style>
    <style:style style:name="T9" style:family="text">
      <style:text-properties officeooo:rsid="004acaf3"/>
    </style:style>
    <style:style style:name="T10" style:family="text">
      <style:text-properties fo:color="#800000"/>
    </style:style>
    <style:style style:name="T11" style:family="text">
      <style:text-properties fo:color="#800000" fo:font-weight="normal" style:font-weight-asian="normal" style:font-weight-complex="normal"/>
    </style:style>
    <style:style style:name="T12" style:family="text">
      <style:text-properties fo:color="#800000" officeooo:rsid="004bf85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bf857" style:font-weight-asian="normal" style:font-weight-complex="normal"/>
    </style:style>
    <style:style style:name="T15" style:family="text">
      <style:text-properties officeooo:rsid="004f2a1c"/>
    </style:style>
    <style:style style:name="T16" style:family="text">
      <style:text-properties officeooo:rsid="001cf052"/>
    </style:style>
    <style:style style:name="T17" style:family="text">
      <style:text-properties officeooo:rsid="0050b35e"/>
    </style:style>
    <style:style style:name="T18" style:family="text">
      <style:text-properties officeooo:rsid="00539eac"/>
    </style:style>
    <style:style style:name="T19" style:family="text">
      <style:text-properties officeooo:rsid="00559220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end="Extrémités_20_de_20_flèche_20_1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end="Extrémités_20_de_20_flèche_20_1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Extrémités_20_de_20_flèche_20_1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marker-end="Extrémités_20_de_20_flèche_20_1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end="Extrémités_20_de_20_flèche_20_1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end="Extrémités_20_de_20_flèche_20_1" draw:fill="none" draw:fill-color="#ffffff" fo:min-height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marker-end="Extrémités_20_de_20_flèche_20_1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marker-end="Extrémités_20_de_20_flèche_20_1" draw:fill="none" draw:fill-color="#ffffff" fo:min-height="0.6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marker-end="Extrémités_20_de_20_flèche_20_1" draw:fill="none" draw:fill-color="#ffffff" fo:min-height="0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marker-end="Extrémités_20_de_20_flèche_20_1" draw:fill="none" draw:fill-color="#ffffff" fo:min-height="0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marker-end="Extrémités_20_de_20_flèche_20_1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marker-end="Extrémités_20_de_20_flèche_20_1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marker-end="Extrémités_20_de_20_flèche_20_1" draw:fill="none" draw:fill-color="#ffffff" fo:min-height="0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marker-end="Extrémités_20_de_20_flèche_20_1" draw:fill="none" draw:fill-color="#ffffff" fo:min-height="0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Sniplay RDF model documentation </text:p>
      <text:p text:style-name="P1"/>
      <text:p text:style-name="P1"/>
      <text:p text:style-name="P5">study: </text:p>
      <text:p text:style-name="P1"/>
      <text:p text:style-name="P1">http://www.southgreen.fr/agrold/study/[NAME] </text:p>
      <text:p text:style-name="P1">e.g.: http://www.southgreen.fr/agr<text:span text:style-name="T3">old</text:span>/<text:span text:style-name="T3">study/</text:span>Rice_CBS_Courtois </text:p>
      <text:p text:style-name="P1"/>
      <text:p text:style-name="P7"/>
      <text:p text:style-name="P5">gene: </text:p>
      <text:p text:style-name="P1"/>
      <text:p text:style-name="P20"><text:a xlink:type="simple" xlink:href="http://identifiers.org/ricegap/ID">http://identifiers.org/ricegap/</text:a><text:a xlink:type="simple" xlink:href="http://identifiers.org/ricegap/ID"><text:span text:style-name="T6">ID</text:span></text:a></text:p>
      <text:p text:style-name="P20"><text:a xlink:type="simple" xlink:href="http://identifiers.org/ricegap/ID"><text:span text:style-name="T13">http://identifiers.org/ricegap/</text:span></text:a><text:span text:style-name="T8">LOC_Os01g01010</text:span></text:p>
      <text:p text:style-name="P10">intergenic</text:p>
      <text:p text:style-name="P4"><text:a xlink:type="simple" xlink:href="http://www.southgreen.fr/agrold/sniplay.gene/RS_intergenic">http://www.southgreen.fr/agrold/sniplay.gene/</text:a><text:a xlink:type="simple" xlink:href="http://www.southgreen.fr/agrold/sniplay.gene/RS_intergenic"><text:span text:style-name="T15">RS_intergenic</text:span></text:a> </text:p>
      <text:p text:style-name="P21"><text:span text:style-name="T16">e.g.: http://www.southgreen.fr/agrold/sniplay.gene/</text:span>Chr1_93272_<text:span text:style-name="T15">intergenic</text:span></text:p>
      <text:p text:style-name="P1"/>
      <text:p text:style-name="P5">allele: </text:p>
      <text:p text:style-name="P1"/>
      <text:p text:style-name="P1">http://www.southgreen.fr/agrold/sniplay.allele/[ID] </text:p>
      <text:p text:style-name="P2">e.g.: http://www.southgreen.fr/agrold/sniplay.allele/<text:span text:style-name="T2">4299_VIETNAM3_AA_1</text:span></text:p>
      <text:p text:style-name="P2">e.g.: http://www.southgreen.fr/agrold/sniplay.allele/<text:span text:style-name="T2">4299_NABESHI_AA_2</text:span> </text:p>
      <text:p text:style-name="P1"/>
      <text:p text:style-name="P5"><text:span text:style-name="T5">individual :</text:span> </text:p>
      <text:p text:style-name="P1"/>
      <text:p text:style-name="P1">http://www.southgreen.fr/agrold/sniplay.i<text:span text:style-name="T5">ndividual</text:span>/[<text:span text:style-name="T5">NAME</text:span>] </text:p>
      <text:p text:style-name="P1">e.g.: http://www.southgreen.fr/agrold/sniplay.<text:span text:style-name="T5">individual</text:span>/<text:span text:style-name="T5">AZUCENA</text:span></text:p>
      <text:p text:style-name="P1"/>
      <text:p text:style-name="P9">chromosome :</text:p>
      <text:p text:style-name="P14"/>
      <text:p text:style-name="P3">http://www.southgreen.fr/agrold/<text:span text:style-name="T4">chromosome</text:span>/[ID] </text:p>
      <text:p text:style-name="P3">e.g.: http://www.southgreen.fr/agrold/<text:span text:style-name="T4">chromosome</text:span>/1</text:p>
      <text:p text:style-name="P3">e.g.: http://www.southgreen.fr/agrold/<text:span text:style-name="T4">chromosome</text:span>/<text:span text:style-name="T4">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Ontology terms: </text:p>
      <text:p text:style-name="P1">Chromosome:<text:tab/>obo:SO_0000430 </text:p>
      <text:p text:style-name="P1">Gene:<text:tab/>obo:SO_0000704 </text:p>
      <text:p text:style-name="P1">Study: obo:OBI_0000073 </text:p>
      <text:p text:style-name="Standard"/>
      <text:p text:style-name="P8">Predicates to be used (check rdf model): </text:p>
      <text:p text:style-name="P11"/>
      <text:p text:style-name="P11">URI: http://www.southgreen.fr/agrold/vocabulary/ </text:p>
      <text:p text:style-name="P11"/>
      <text:p text:style-name="P11">is_located_on </text:p>
      <text:p text:style-name="P12">chromosome</text:p>
      <text:p text:style-name="P12">observation</text:p>
      <text:p text:style-name="P11">has_<text:span text:style-name="T1">allele</text:span></text:p>
      <text:p text:style-name="P11">has_<text:span text:style-name="T1">consequence</text:span></text:p>
      <text:p text:style-name="P12">missing_data</text:p>
      <text:p text:style-name="P12">has_feature</text:p>
      <text:p text:style-name="P12">has_individu<text:span text:style-name="T5">al</text:span></text:p>
      <text:p text:style-name="P12">variant</text:p>
      <text:p text:style-name="P12">has_codon_change</text:p>
      <text:p text:style-name="P12">has_effect</text:p>
      <text:p text:style-name="P12">has_maf</text:p>
      <text:p text:style-name="P12">has_amino_chan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text:anchor-type="paragraph" draw:z-index="64" draw:style-name="gr4" draw:text-style-name="P26" svg:width="10.584cm" svg:height="0.976cm" svg:x="0.205cm" svg:y="0.325cm"><draw:text-box><text:p><text:span text:style-name="T6">co:</text:span><text:span text:style-name="T6"><text:a xlink:href="http://www.cropontology.org/rdf/" xlink:type="simple">http://www.cropontology.org/rdf/</text:a></text:span></text:p><text:p><text:span text:style-name="T6">obo:http://purl.obolibrary.org/obo/OBI_0001352</text:span></text:p></draw:text-box></draw:frame></text:p>
      <text:p text:style-name="Standard"/>
      <text:p text:style-name="Standard"/>
      <text:p text:style-name="Standard"/>
      <text:p text:style-name="P15"><draw:frame text:anchor-type="paragraph" draw:z-index="5" draw:style-name="gr3" draw:text-style-name="P26" svg:width="3.587cm" svg:height="0.503cm" svg:x="12.578cm" svg:y="0.021cm"><draw:text-box><text:p><text:span text:style-name="T6">obo:OBI_0000073</text:span></text:p></draw:text-box></draw:frame></text:p>
      <text:p text:style-name="Standard"><draw:line text:anchor-type="paragraph" draw:z-index="8" draw:style-name="gr2" draw:text-style-name="P25" svg:x1="12.578cm" svg:y1="2.536cm" svg:x2="13.659cm" svg:y2="0.037cm"><text:p/></draw:line><draw:frame text:anchor-type="paragraph" draw:z-index="15" draw:style-name="gr3" draw:text-style-name="P26" svg:width="3.096cm" svg:height="0.503cm" svg:x="3.018cm" svg:y="0.18cm"><draw:text-box><text:p><text:span text:style-name="T6">obo:So_0000430</text:span></text:p></draw:text-box></draw:frame></text:p>
      <text:p text:style-name="P16"><draw:frame text:anchor-type="paragraph" draw:z-index="7" draw:style-name="gr4" draw:text-style-name="P26" svg:width="2.541cm" svg:height="0.489cm" svg:x="-0.178cm" svg:y="0.385cm"><draw:text-box><text:p><text:span text:style-name="T6">owl:Class</text:span></text:p></draw:text-box></draw:frame><draw:frame text:anchor-type="paragraph" draw:z-index="69" draw:style-name="gr22" svg:width="4.329cm" svg:height="0.927cm" svg:x="12.45cm" svg:y="18.86cm"><draw:text-box><text:p>obo:OBI_0001352</text:p></draw:text-box></draw:frame><draw:line text:anchor-type="paragraph" draw:z-index="68" draw:style-name="gr2" draw:text-style-name="P25" svg:x1="11.543cm" svg:y1="13.384cm" svg:x2="13.263cm" svg:y2="18.656cm"><text:p/></draw:line><draw:frame text:anchor-type="paragraph" draw:z-index="67" draw:style-name="gr6" draw:text-style-name="P27" svg:width="2.454cm" svg:height="0.609cm" svg:x="10.375cm" svg:y="17.161cm"><draw:text-box><text:p><text:span text:style-name="T22">rdfs:subClasOf</text:span></text:p></draw:text-box></draw:frame><draw:frame text:anchor-type="paragraph" draw:z-index="66" draw:style-name="gr8" draw:text-style-name="P27" svg:width="1.664cm" svg:height="0.556cm" svg:x="12.099cm" svg:y="9.364cm"><draw:text-box><text:p><text:span text:style-name="T22">:has_allele</text:span></text:p></draw:text-box></draw:frame><draw:line text:anchor-type="paragraph" draw:z-index="65" draw:style-name="gr2" draw:text-style-name="P25" svg:x1="12.28cm" svg:y1="6.884cm" svg:x2="11.656cm" svg:y2="11.706cm"><text:p/></draw:line><draw:frame text:anchor-type="paragraph" draw:z-index="63" draw:style-name="gr4" draw:text-style-name="P26" svg:width="2.541cm" svg:height="0.976cm" svg:x="16.117cm" svg:y="6.941cm"><draw:text-box><text:p><text:span text:style-name="T6">CO_715:0000225</text:span></text:p></draw:text-box></draw:frame><draw:frame text:anchor-type="paragraph" draw:z-index="62" draw:style-name="gr6" draw:text-style-name="P27" svg:width="2.454cm" svg:height="0.609cm" svg:x="13.663cm" svg:y="7.28cm"><draw:text-box><text:p><text:span text:style-name="T22">rdfs:subClasOf</text:span></text:p></draw:text-box></draw:frame><draw:line text:anchor-type="paragraph" draw:z-index="61" draw:style-name="gr2" draw:text-style-name="P25" svg:x1="13.451cm" svg:y1="6.685cm" svg:x2="15.852cm" svg:y2="7.177cm"><text:p/></draw:line><draw:frame text:anchor-type="paragraph" draw:z-index="60" draw:style-name="gr8" draw:text-style-name="P27" svg:width="1.664cm" svg:height="0.556cm" svg:x="7.618cm" svg:y="10.575cm"><draw:text-box><text:p><text:span text:style-name="T22">:has_allele</text:span></text:p></draw:text-box></draw:frame><draw:line text:anchor-type="paragraph" draw:z-index="59" draw:style-name="gr2" draw:text-style-name="P25" svg:x1="12.372cm" svg:y1="13.213cm" svg:x2="14.727cm" svg:y2="15.488cm"><text:p/></draw:line><draw:frame text:anchor-type="paragraph" draw:z-index="58" draw:style-name="gr4" draw:text-style-name="P26" svg:width="2.541cm" svg:height="0.489cm" svg:x="14.238cm" svg:y="15.63cm"><draw:text-box><text:p><text:span text:style-name="T6">owl:Class</text:span></text:p></draw:text-box></draw:frame><draw:frame text:anchor-type="paragraph" draw:z-index="57" draw:style-name="gr6" draw:text-style-name="P27" svg:width="1.509cm" svg:height="0.609cm" svg:x="12.744cm" svg:y="14.877cm"><draw:text-box><text:p><text:span text:style-name="T22">rdf:type</text:span></text:p></draw:text-box></draw:frame><draw:line text:anchor-type="paragraph" draw:z-index="56" draw:style-name="gr2" draw:text-style-name="P25" svg:x1="4.357cm" svg:y1="10.703cm" svg:x2="1.152cm" svg:y2="13.77cm"><text:p/></draw:line><draw:frame text:anchor-type="paragraph" draw:z-index="55" draw:style-name="gr21" draw:text-style-name="P27" svg:width="4.372cm" svg:height="0.421cm" svg:x="4.62cm" svg:y="4.554cm"><draw:text-box><text:p><text:span text:style-name="T22">:is_located_on</text:span></text:p></draw:text-box></draw:frame><draw:frame text:anchor-type="paragraph" draw:z-index="54" draw:style-name="gr20" draw:text-style-name="P27" svg:width="1.521cm" svg:height="0.553cm" svg:x="12.513cm" svg:y="4.025cm"><draw:text-box><text:p><text:span text:style-name="T22">:is_about</text:span></text:p></draw:text-box></draw:frame><draw:frame text:anchor-type="paragraph" draw:z-index="53" draw:style-name="gr6" draw:text-style-name="P27" svg:width="1.509cm" svg:height="0.609cm" svg:x="1.499cm" svg:y="8.916cm"><draw:text-box><text:p><text:span text:style-name="T22">rdf:type</text:span></text:p></draw:text-box></draw:frame><draw:frame text:anchor-type="paragraph" draw:z-index="52" draw:style-name="gr6" draw:text-style-name="P27" svg:width="1.509cm" svg:height="0.609cm" svg:x="14.383cm" svg:y="5.352cm"><draw:text-box><text:p><text:span text:style-name="T22">rdf:type</text:span></text:p></draw:text-box></draw:frame><draw:frame text:anchor-type="paragraph" draw:z-index="51" draw:style-name="gr19" draw:text-style-name="P27" svg:width="2.735cm" svg:height="0.574cm" svg:x="1.466cm" svg:y="6.736cm"><draw:text-box><text:p><text:span text:style-name="T22">:has_start_position</text:span></text:p></draw:text-box></draw:frame><draw:frame text:anchor-type="paragraph" draw:z-index="50" draw:style-name="gr5" draw:text-style-name="P26" svg:width="1.063cm" svg:height="0.503cm" svg:x="-0.831cm" svg:y="5.57cm"><draw:text-box><text:p><text:span text:style-name="T6">pos</text:span></text:p></draw:text-box></draw:frame><draw:line text:anchor-type="paragraph" draw:z-index="3" draw:style-name="gr2" draw:text-style-name="P25" svg:x1="4.002cm" svg:y1="2.637cm" svg:x2="4.267cm" svg:y2="0.476cm"><text:p/></draw:line><draw:frame text:anchor-type="paragraph" draw:z-index="19" draw:style-name="gr7" draw:text-style-name="P27" svg:width="2.964cm" svg:height="0.583cm" svg:x="4.156cm" svg:y="1.305cm"><draw:text-box><text:p><text:span text:style-name="T22">rdfs:subClassOf</text:span></text:p></draw:text-box></draw:frame><draw:line text:anchor-type="paragraph" draw:z-index="4" draw:style-name="gr2" draw:text-style-name="P25" svg:x1="12.771cm" svg:y1="12.077cm" svg:x2="15.574cm" svg:y2="11.573cm"><text:p/></draw:line><draw:frame text:anchor-type="paragraph" draw:z-index="18" draw:style-name="gr7" draw:text-style-name="P27" svg:width="2.964cm" svg:height="0.583cm" svg:x="10.696cm" svg:y="0.49cm"><draw:text-box><text:p><text:span text:style-name="T22">rdfs:subClassOf</text:span></text:p></draw:text-box></draw:frame><draw:line text:anchor-type="paragraph" draw:z-index="49" draw:style-name="gr2" draw:text-style-name="P25" svg:x1="5.944cm" svg:y1="10.479cm" svg:x2="9.779cm" svg:y2="12.029cm"><text:p/></draw:line><draw:line text:anchor-type="paragraph" draw:z-index="48" draw:style-name="gr2" draw:text-style-name="P25" svg:x1="3.651cm" svg:y1="10.419cm" svg:x2="1.642cm" svg:y2="11.28cm"><text:p/></draw:line><draw:line text:anchor-type="paragraph" draw:z-index="47" draw:style-name="gr2" draw:text-style-name="P25" svg:x1="12.314cm" svg:y1="3.108cm" svg:x2="12.314cm" svg:y2="5.613cm"><text:p/></draw:line><draw:line text:anchor-type="paragraph" draw:z-index="46" draw:style-name="gr2" draw:text-style-name="P25" svg:x1="4.906cm" svg:y1="9.763cm" svg:x2="4.179cm" svg:y2="3.695cm"><text:p/></draw:line><draw:line text:anchor-type="paragraph" draw:z-index="45" draw:style-name="gr2" draw:text-style-name="P25" svg:x1="4.179cm" svg:y1="9.763cm" svg:x2="0.011cm" svg:y2="5.967cm"><text:p/></draw:line><draw:frame text:anchor-type="paragraph" draw:z-index="44" draw:style-name="gr4" draw:text-style-name="P26" svg:width="2.541cm" svg:height="0.489cm" svg:x="-1.432cm" svg:y="8.479cm"><draw:text-box><text:p><text:span text:style-name="T6">owl:Class</text:span></text:p></draw:text-box></draw:frame><draw:ellipse text:anchor-type="paragraph" draw:z-index="43" draw:style-name="gr1" draw:text-style-name="P25" svg:width="2.294cm" svg:height="0.941cm" svg:x="3.651cm" svg:y="9.763cm"><text:p text:style-name="P25">gene</text:p></draw:ellipse><draw:frame text:anchor-type="paragraph" draw:z-index="42" draw:style-name="gr18" draw:text-style-name="P27" svg:width="1.544cm" svg:height="0.406cm" svg:x="13.399cm" svg:y="11.275cm"><draw:text-box><text:p><text:span text:style-name="T22">:variant</text:span></text:p></draw:text-box></draw:frame><draw:line text:anchor-type="paragraph" draw:z-index="41" draw:style-name="gr2" draw:text-style-name="P25" svg:x1="13.644cm" svg:y1="6.096cm" svg:x2="15.891cm" svg:y2="5.96cm"><text:p/></draw:line><draw:frame text:anchor-type="paragraph" draw:z-index="40" draw:style-name="gr17" draw:text-style-name="P26" svg:width="2.872cm" svg:height="0.816cm" svg:x="15.762cm" svg:y="11.321cm"><draw:text-box><text:p><text:span text:style-name="T6"><text:s text:c="4"/></text:span><text:span text:style-name="T6">Variant</text:span></text:p><text:p><text:span text:style-name="T24">(GG | TT | CC | AA)</text:span></text:p></draw:text-box></draw:frame><draw:frame text:anchor-type="paragraph" draw:z-index="39" draw:style-name="gr17" draw:text-style-name="P27" svg:width="2.976cm" svg:height="0.406cm" svg:x="-0.18cm" svg:y="12.185cm"><draw:text-box><text:p><text:span text:style-name="T22">:has_missing_data</text:span></text:p></draw:text-box></draw:frame><draw:frame text:anchor-type="paragraph" draw:z-index="38" draw:style-name="gr11" draw:text-style-name="P27" svg:width="1.964cm" svg:height="0.406cm" svg:x="5.038cm" svg:y="14.623cm"><draw:text-box><text:p><text:span text:style-name="T22">:has_effect</text:span></text:p></draw:text-box></draw:frame><draw:frame text:anchor-type="paragraph" draw:z-index="37" draw:style-name="gr15" draw:text-style-name="P27" svg:width="1.897cm" svg:height="0.595cm" svg:x="14.233cm" svg:y="12.712cm"><draw:text-box><text:p><text:span text:style-name="T22">:has_maf</text:span></text:p></draw:text-box></draw:frame><draw:frame text:anchor-type="paragraph" draw:z-index="36" draw:style-name="gr16" draw:text-style-name="P27" svg:width="3.925cm" svg:height="0.75cm" svg:x="-1.041cm" svg:y="14.653cm"><draw:text-box><text:p><text:span text:style-name="T22">:has_amino_acid_change</text:span></text:p></draw:text-box></draw:frame><draw:frame text:anchor-type="paragraph" draw:z-index="35" draw:style-name="gr15" draw:text-style-name="P27" svg:width="2.978cm" svg:height="0.595cm" svg:x="7.205cm" svg:y="14.476cm"><draw:text-box><text:p><text:span text:style-name="T22">:has_codon_change</text:span></text:p></draw:text-box></draw:frame><draw:frame text:anchor-type="paragraph" draw:z-index="34" draw:style-name="gr14" draw:text-style-name="P27" svg:width="2.17cm" svg:height="0.406cm" svg:x="5.798cm" svg:y="9.35cm"><draw:text-box><text:p><text:span text:style-name="T22">:has_feature</text:span></text:p></draw:text-box></draw:frame><draw:line text:anchor-type="paragraph" draw:z-index="33" draw:style-name="gr2" draw:text-style-name="P25" svg:x1="5.944cm" svg:y1="10.04cm" svg:x2="10.729cm" svg:y2="6.639cm"><text:p/></draw:line><draw:frame text:anchor-type="paragraph" draw:z-index="32" draw:style-name="gr13" draw:text-style-name="P26" svg:width="3.97cm" svg:height="0.548cm" svg:x="-1.154cm" svg:y="15.93cm"><draw:text-box><text:p><text:span text:style-name="T6">amino_acid_change</text:span></text:p></draw:text-box></draw:frame><draw:line text:anchor-type="paragraph" draw:z-index="31" draw:style-name="gr2" draw:text-style-name="P25" svg:x1="5.59cm" svg:y1="10.575cm" svg:x2="7.618cm" svg:y2="15.888cm"><text:p/></draw:line><draw:line text:anchor-type="paragraph" draw:z-index="30" draw:style-name="gr2" draw:text-style-name="P25" svg:x1="5.148cm" svg:y1="10.596cm" svg:x2="4.928cm" svg:y2="15.976cm"><text:p/></draw:line><draw:line text:anchor-type="paragraph" draw:z-index="29" draw:style-name="gr2" draw:text-style-name="P25" svg:x1="4.773cm" svg:y1="10.703cm" svg:x2="2.215cm" svg:y2="15.929cm"><text:p/></draw:line><draw:line text:anchor-type="paragraph" draw:z-index="28" draw:style-name="gr2" draw:text-style-name="P25" svg:x1="3.032cm" svg:y1="2.79cm" svg:x2="0.721cm" svg:y2="0.873cm"><text:p/></draw:line><draw:frame text:anchor-type="paragraph" draw:z-index="27" draw:style-name="gr12" draw:text-style-name="P26" svg:width="2.495cm" svg:height="0.645cm" svg:x="-1.342cm" svg:y="13.527cm"><draw:text-box><text:p><text:span text:style-name="T6">missing_data</text:span></text:p></draw:text-box></draw:frame><draw:frame text:anchor-type="paragraph" draw:z-index="26" draw:style-name="gr11" draw:text-style-name="P26" svg:width="1.306cm" svg:height="0.489cm" svg:x="16.828cm" svg:y="14.3cm"><draw:text-box><text:p><text:span text:style-name="T6">MAF</text:span></text:p></draw:text-box></draw:frame><draw:frame text:anchor-type="paragraph" draw:z-index="25" draw:style-name="gr10" draw:text-style-name="P28" svg:width="1.701cm" svg:height="0.489cm" svg:x="4.295cm" svg:y="16.157cm"><draw:text-box><text:p><text:span text:style-name="T23">effect</text:span></text:p></draw:text-box></draw:frame><draw:frame text:anchor-type="paragraph" draw:z-index="24" draw:style-name="gr9" draw:text-style-name="P26" svg:width="2.911cm" svg:height="0.606cm" svg:x="6.436cm" svg:y="15.983cm"><draw:text-box><text:p><text:span text:style-name="T6">codon_change</text:span></text:p></draw:text-box></draw:frame><draw:frame text:anchor-type="paragraph" draw:z-index="23" draw:style-name="gr8" draw:text-style-name="P27" svg:width="1.664cm" svg:height="0.556cm" svg:x="8.853cm" svg:y="8.31cm"><draw:text-box><text:p><text:span text:style-name="T22">:part_of</text:span></text:p></draw:text-box></draw:frame><draw:line text:anchor-type="paragraph" draw:z-index="22" draw:style-name="gr2" draw:text-style-name="P25" svg:x1="5.325cm" svg:y1="9.763cm" svg:x2="6.422cm" svg:y2="8.629cm"><text:p/></draw:line><draw:line text:anchor-type="paragraph" draw:z-index="21" draw:style-name="gr2" draw:text-style-name="P25" svg:x1="13.042cm" svg:y1="12.868cm" svg:x2="16.547cm" svg:y2="14.344cm"><text:p/></draw:line><draw:frame text:anchor-type="paragraph" draw:z-index="20" draw:style-name="gr7" draw:text-style-name="P27" svg:width="2.964cm" svg:height="0.583cm" svg:x="0.688cm" svg:y="10.308cm"><draw:text-box><text:p><text:span text:style-name="T22">rdfs:subClassOf</text:span></text:p></draw:text-box></draw:frame><draw:frame text:anchor-type="paragraph" draw:z-index="17" draw:style-name="gr6" draw:text-style-name="P27" svg:width="1.509cm" svg:height="0.609cm" svg:x="0.937cm" svg:y="2.007cm"><draw:text-box><text:p><text:span text:style-name="T22">rdf:type</text:span></text:p></draw:text-box></draw:frame><draw:frame text:anchor-type="paragraph" draw:z-index="16" draw:style-name="gr6" draw:text-style-name="P27" svg:width="1.509cm" svg:height="0.609cm" svg:x="14.245cm" svg:y="2.117cm"><draw:text-box><text:p><text:span text:style-name="T22">rdf:type</text:span></text:p></draw:text-box></draw:frame><draw:ellipse text:anchor-type="paragraph" draw:z-index="14" draw:style-name="gr1" draw:text-style-name="P25" svg:width="3.821cm" svg:height="1.578cm" svg:x="9.414cm" svg:y="11.807cm"><text:p text:style-name="P25">Allele</text:p><text:p text:style-name="P25"><text:span text:style-name="T21">(pos_individu_variant_ID)</text:span></text:p></draw:ellipse><draw:line text:anchor-type="paragraph" draw:z-index="13" draw:style-name="gr2" draw:text-style-name="P25" svg:x1="3.562cm" svg:y1="10.134cm" svg:x2="0.452cm" svg:y2="8.832cm"><text:p/></draw:line><draw:frame text:anchor-type="paragraph" draw:z-index="12" draw:style-name="gr3" draw:text-style-name="P26" svg:width="3.096cm" svg:height="0.503cm" svg:x="-1.589cm" svg:y="11.001cm"><draw:text-box><text:p><text:span text:style-name="T6">obo:So_0000704</text:span></text:p></draw:text-box></draw:frame><draw:frame text:anchor-type="paragraph" draw:z-index="11" draw:style-name="gr4" draw:text-style-name="P26" svg:width="2.541cm" svg:height="0.489cm" svg:x="16.09cm" svg:y="5.674cm"><draw:text-box><text:p><text:span text:style-name="T6">owl:Class</text:span></text:p></draw:text-box></draw:frame><draw:frame text:anchor-type="paragraph" draw:z-index="10" draw:style-name="gr5" draw:text-style-name="P26" svg:width="1.641cm" svg:height="0.503cm" svg:x="6.091cm" svg:y="7.973cm"><draw:text-box><text:p><text:span text:style-name="T6">feature</text:span></text:p></draw:text-box></draw:frame><draw:line text:anchor-type="paragraph" draw:z-index="9" draw:style-name="gr2" draw:text-style-name="P25" svg:x1="13.571cm" svg:y1="2.393cm" svg:x2="15.753cm" svg:y2="1.291cm"><text:p/></draw:line><draw:frame text:anchor-type="paragraph" draw:z-index="6" draw:style-name="gr4" draw:text-style-name="P26" svg:width="2.541cm" svg:height="0.489cm" svg:x="15.905cm" svg:y="0.815cm"><draw:text-box><text:p><text:span text:style-name="T6">owl:Class</text:span></text:p></draw:text-box></draw:frame><draw:ellipse text:anchor-type="paragraph" draw:z-index="2" draw:style-name="gr1" draw:text-style-name="P25" svg:width="2.647cm" svg:height="1.059cm" svg:x="2.732cm" svg:y="2.637cm"><text:p text:style-name="P25">chromosome</text:p></draw:ellipse><draw:ellipse text:anchor-type="paragraph" draw:z-index="1" draw:style-name="gr1" draw:text-style-name="P25" svg:width="3.045cm" svg:height="1.255cm" svg:x="10.599cm" svg:y="5.63cm"><text:p text:style-name="P25">Individual</text:p><text:p text:style-name="P25"><text:span text:style-name="T20">(name of individual)</text:span></text:p></draw:ellipse><draw:ellipse text:anchor-type="paragraph" draw:z-index="0" draw:style-name="gr1" draw:text-style-name="P25" svg:width="2.647cm" svg:height="1.059cm" svg:x="11.024cm" svg:y="2.05cm"><text:p text:style-name="P25">study</text:p></draw:ellipse></text:p>
      <text:p text:style-name="P16"/>
      <text:p text:style-name="P16"/>
      <text:p text:style-name="P16"/>
      <text:p text:style-name="P16"/>
      <text:p text:style-name="P16"><draw:line text:anchor-type="paragraph" draw:z-index="70" draw:style-name="gr2" draw:text-style-name="P25" svg:x1="13.67cm" svg:y1="0.353cm" svg:x2="16.238cm" svg:y2="0.882cm"><text:p/></draw:lin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7"><text:span text:style-name="T11">MAF</text:span>: <text:span text:style-name="T19">Représenté</text:span> par un ration divis<text:span text:style-name="T9">é</text:span> par 100 et mettre en float </text:p>
      <text:p text:style-name="P17"><text:s text:c="11"/>e.g : 3.0 % → 3/100 = 0.03 float </text:p>
      <text:p text:style-name="P17"/>
      <text:p text:style-name="P18"><text:span text:style-name="T10">Individual URI</text:span> – <text:a xlink:type="simple" xlink:href="http://www.southgreen.fr/agrold/sniplay.germplasm/ID">http://www.southgreen.fr/agrold/germplasm/</text:a><text:a xlink:type="simple" xlink:href="http://www.southgreen.fr/agrold/sniplay.germplasm/ID"><text:span text:style-name="T6">ID</text:span></text:a></text:p>
      <text:p text:style-name="P18"/>
      <text:p text:style-name="P19"><text:span text:style-name="T11">Allele URI</text:span><text:span text:style-name="T13"> -</text:span><text:span text:style-name="T6"> </text:span><text:a xlink:type="simple" xlink:href="http://www.southgreen.fr/agrold/allele/ID"><text:span text:style-name="T14">http://www.southgreen.fr/agrold/</text:span></text:a><text:a xlink:type="simple" xlink:href="http://www.southgreen.fr/agrold/allele/ID"><text:span text:style-name="T13">allele</text:span></text:a><text:a xlink:type="simple" xlink:href="http://www.southgreen.fr/agrold/allele/ID"><text:span text:style-name="T14">/</text:span></text:a><text:a xlink:type="simple" xlink:href="http://www.southgreen.fr/agrold/allele/ID"><text:span text:style-name="T7">ID</text:span></text:a></text:p>
      <text:p text:style-name="P19"/>
      <text:p text:style-name="P22"><text:span text:style-name="T12">I</text:span><text:span text:style-name="T10">ntergenic :</text:span> Lorsque le <text:span text:style-name="T18">gène</text:span> est de <text:span text:style-name="T17">type intergenic utiliser l'ensemble des informations suivante pour <text:tab/> <text:s text:c="6"/>définir un identifi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hassouni </meta:initial-creator>
    <meta:creation-date>2015-08-11T17:29:21.256200937</meta:creation-date>
    <dc:date>2016-03-04T11:10:48.261011212</dc:date>
    <dc:creator>elhassouni </dc:creator>
    <meta:editing-duration>PT8H29M13S</meta:editing-duration>
    <meta:editing-cycles>59</meta:editing-cycles>
    <meta:generator>LibreOffice/4.2.7.2$Linux_X86_64 LibreOffice_project/420m0$Build-2</meta:generator>
    <meta:printed-by>elhassouni </meta:printed-by>
    <meta:print-date>2015-10-02T12:29:12.031148691</meta:print-date>
    <meta:document-statistic meta:table-count="0" meta:image-count="0" meta:object-count="0" meta:page-count="4" meta:paragraph-count="45" meta:word-count="109" meta:character-count="1555" meta:non-whitespace-character-count="1450"/>
  </office:meta>
</office:document-meta>
</file>